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DE0000004DF37960D49615C9B9.png" manifest:media-type="image/png"/>
  <manifest:file-entry manifest:full-path="Pictures/1000101500004BE2000007E9851989BFD3AC47B3.svg" manifest:media-type="image/svg+xml"/>
  <manifest:file-entry manifest:full-path="Pictures/10000201000002DD00000070AEDABA561E2425B3.png" manifest:media-type="image/png"/>
  <manifest:file-entry manifest:full-path="Pictures/1005562200004BC800000B902B63CC8156B0750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7.992cm" style:type="right"/>
        </style:tab-stops>
      </style:paragraph-properties>
      <style:text-properties style:font-name="Liberation Sans" fo:font-weight="bold" officeooo:rsid="000d6d7b" officeooo:paragraph-rsid="000d6d7b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ans" fo:font-size="11pt" fo:font-weight="normal" officeooo:rsid="00319e26" officeooo:paragraph-rsid="002c237b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protect="content size position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7.992cm" style:type="right"/>
        </style:tab-stops>
      </style:paragraph-properties>
      <style:text-properties style:font-name="Liberation Sans" fo:font-weight="bold" officeooo:rsid="000d6d7b" officeooo:paragraph-rsid="000d6d7b" style:font-weight-asian="bold" style:font-weight-complex="bold"/>
    </style:style>
    <style:style style:name="Mfr1" style:family="graphic" style:parent-style-name="Graphics">
      <style:graphic-properties style:protect="content size 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25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char" svg:width="18.002cm" svg:height="2.746cm" draw:z-index="1"><draw:image xlink:href="Pictures/1005562200004BC800000B902B63CC8156B07500.svg" xlink:type="simple" xlink:show="embed" xlink:actuate="onLoad" loext:mime-type="image/svg+xml"/><draw:image xlink:href="Pictures/10000201000002DD00000070AEDABA561E2425B3.png" xlink:type="simple" xlink:show="embed" xlink:actuate="onLoad" loext:mime-type="image/png"/></draw:frame></text:p>
      </style:header>
      <style:footer>
        <text:p text:style-name="Footer"><draw:frame draw:style-name="Mfr1" draw:name="Figura1" text:anchor-type="paragraph" svg:width="18.002cm" svg:height="1.875cm" draw:z-index="0"><draw:image xlink:href="Pictures/1000101500004BE2000007E9851989BFD3AC47B3.svg" xlink:type="simple" xlink:show="embed" xlink:actuate="onLoad" loext:mime-type="image/svg+xml"/><draw:image xlink:href="Pictures/10000201000002DE0000004DF37960D49615C9B9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09:32:48.826154331</meta:creation-date>
    <dc:date>2021-02-11T08:53:07.966988837</dc:date>
    <meta:editing-duration>PT3H41M8S</meta:editing-duration>
    <meta:editing-cycles>27</meta:editing-cycles>
    <meta:generator>LibreOffice/6.4.6.2$Linux_X86_64 LibreOffice_project/40$Build-2</meta:generator>
    <meta:print-date>2021-01-07T11:01:11.732009494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